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248b9" officeooo:paragraph-rsid="001248b9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WORL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5T13:57:04.171652252</meta:creation-date>
    <dc:date>2026-03-25T13:58:41.631622773</dc:date>
    <meta:editing-duration>PT1M37S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10"/>
    <meta:generator>LibreOffice/7.0.4.2$Linux_X86_64 LibreOffice_project/00$Build-2</meta:generator>
  </office:meta>
</office:document-meta>
</file>